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9937in"/>
    </style:style>
    <style:style style:name="co7" style:family="table-column">
      <style:table-column-properties fo:break-before="auto" style:column-width="2.616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2.8839in"/>
    </style:style>
    <style:style style:name="co11" style:family="table-column">
      <style:table-column-properties fo:break-before="auto" style:column-width="2.8409in"/>
    </style:style>
    <style:style style:name="co12" style:family="table-column">
      <style:table-column-properties fo:break-before="auto" style:column-width="1.3189in"/>
    </style:style>
    <style:style style:name="co13" style:family="table-column">
      <style:table-column-properties fo:break-before="auto" style:column-width="1.6075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1.0791in"/>
    </style:style>
    <style:style style:name="co16" style:family="table-column">
      <style:table-column-properties fo:break-before="auto" style:column-width="2.852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1.244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0.5173in"/>
    </style:style>
    <style:style style:name="co21" style:family="table-column">
      <style:table-column-properties fo:break-before="auto" style:column-width="2.489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1.0457in"/>
    </style:style>
    <style:style style:name="co24" style:family="table-column">
      <style:table-column-properties fo:break-before="auto" style:column-width="1.1339in"/>
    </style:style>
    <style:style style:name="co25" style:family="table-column">
      <style:table-column-properties fo:break-before="auto" style:column-width="0.6165in"/>
    </style:style>
    <style:style style:name="co26" style:family="table-column">
      <style:table-column-properties fo:break-before="auto" style:column-width="0.848in"/>
    </style:style>
    <style:style style:name="co27" style:family="table-column">
      <style:table-column-properties fo:break-before="auto" style:column-width="1.0134in"/>
    </style:style>
    <style:style style:name="co28" style:family="table-column">
      <style:table-column-properties fo:break-before="auto" style:column-width="0.6984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arial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a" style:font-name="arial" fo:font-size="14pt" fo:font-weight="bold" style:font-name-asian="Calibri1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a" style:font-name="arial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7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2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25" style:family="table-cell" style:parent-style-name="Default">
      <style:table-cell-properties fo:background-color="transparent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language="en" fo:country="US" style:font-name-asian="Calibri1" style:font-size-asian="11pt" style:language-asian="ar" style:country-asian="SA" style:font-name-complex="WenQuanYi Micro Hei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5" table:default-cell-style-name="ce5"/>
        <table:table-column table:style-name="co26" table:default-cell-style-name="ce5"/>
        <table:table-column table:style-name="co15" table:number-columns-repeated="2" table:default-cell-style-name="ce5"/>
        <table:table-column table:style-name="co28" table:number-columns-repeated="990" table:default-cell-style-name="Default"/>
        <table:table-row table:style-name="ro1">
          <table:table-cell table:style-name="ce1" office:value-type="string" table:number-columns-spanned="14" table:number-rows-spanned="1">
            <text:p>MONTHLY RETURN CENVAT ON INPUT</text:p>
          </table:table-cell>
          <table:covered-table-cell table:number-columns-repeated="6" table:style-name="ce8"/>
          <table:covered-table-cell table:number-columns-repeated="7" table:style-name="ce12"/>
          <table:table-cell table:style-name="ce14"/>
          <table:table-cell table:style-name="ce8" table:number-columns-repeated="19"/>
          <table:table-cell table:style-name="ce25" table:number-columns-repeated="990"/>
        </table:table-row>
        <table:table-row table:style-name="ro2">
          <table:table-cell table:style-name="ce2" office:value-type="string" table:number-columns-spanned="4" table:number-rows-spanned="1">
            <text:p>V.V.TITANIUM PIGMENTS PRIVATE LIMITED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5"/>
          <table:table-cell table:style-name="ce3" table:number-columns-repeated="19"/>
          <table:table-cell table:style-name="ce26" table:number-columns-repeated="990"/>
        </table:table-row>
        <table:table-row table:style-name="ro3">
          <table:table-cell table:style-name="ce2" office:value-type="string" table:number-columns-spanned="4" table:number-rows-spanned="1">
            <text:p>Thoothukudi ECC.ADDCV7723PEM001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5"/>
          <table:table-cell table:style-name="ce3" table:number-columns-repeated="19"/>
          <table:table-cell table:style-name="ce26" table:number-columns-repeated="990"/>
        </table:table-row>
        <table:table-row table:style-name="ro3">
          <table:table-cell table:style-name="ce2" office:value-type="string" table:number-columns-spanned="4" table:number-rows-spanned="1">
            <text:p>Period: <text:a xlink:href="python://get_date_from()" xlink:type="simple">date from</text:a> - <text:s/><text:a xlink:href="python://get_date_to()" xlink:type="simple">date to</text:a>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5"/>
          <table:table-cell table:style-name="ce3" table:number-columns-repeated="19"/>
          <table:table-cell table:style-name="ce26" table:number-columns-repeated="990"/>
        </table:table-row>
        <table:table-row table:style-name="ro3">
          <table:table-cell table:style-name="ce3" office:value-type="string">
            <text:p>Serial No.</text:p>
          </table:table-cell>
          <table:table-cell table:style-name="ce3" office:value-type="string">
            <text:p>Type of Document</text:p>
          </table:table-cell>
          <table:table-cell table:style-name="ce3" office:value-type="string">
            <text:p>Document Number</text:p>
          </table:table-cell>
          <table:table-cell table:style-name="ce3" office:value-type="string">
            <text:p>Excise Invoice Date</text:p>
          </table:table-cell>
          <table:table-cell table:style-name="ce3" office:value-type="string">
            <text:p>Name of The Supplier</text:p>
          </table:table-cell>
          <table:table-cell table:style-name="ce3" office:value-type="string">
            <text:p>Type of Supplier</text:p>
          </table:table-cell>
          <table:table-cell table:style-name="ce3" office:value-type="string">
            <text:p>Supplier's ECC Number</text:p>
          </table:table-cell>
          <table:table-cell table:style-name="ce13" office:value-type="string">
            <text:p>Date On Which Inputs were Received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<text:span text:style-name="T1">Cenvat</text:span></text:p>
          </table:table-cell>
          <table:table-cell table:style-name="ce13" office:value-type="string">
            <text:p>Description Of Main Item in the document</text:p>
          </table:table-cell>
          <table:table-cell table:style-name="ce13" office:value-type="string">
            <text:p>Chapter Id of Main Item In the Document</text:p>
          </table:table-cell>
          <table:table-cell table:style-name="ce13" office:value-type="string">
            <text:p>Quantity</text:p>
          </table:table-cell>
          <table:table-cell table:style-name="ce13" office:value-type="string">
            <text:p>Unit Of Measure</text:p>
          </table:table-cell>
          <table:table-cell table:style-name="ce15"/>
          <table:table-cell table:style-name="ce3" table:number-columns-repeated="19"/>
          <table:table-cell table:style-name="ce26" table:number-columns-repeated="990"/>
        </table:table-row>
        <table:table-row-group>
          <table:table-row-group>
            <table:table-row-group>
              <table:table-row table:style-name="ro3">
                <table:table-cell table:style-name="ce4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10"/>
                <table:covered-table-cell table:number-columns-repeated="6"/>
                <table:covered-table-cell table:style-name="ce10"/>
                <table:covered-table-cell table:number-columns-repeated="11"/>
                <table:covered-table-cell table:style-name="ce16"/>
                <table:covered-table-cell/>
                <table:covered-table-cell table:number-columns-repeated="2" table:style-name="ce19"/>
                <table:covered-table-cell table:style-name="ce24"/>
                <table:covered-table-cell table:style-name="ce19"/>
                <table:covered-table-cell table:number-columns-repeated="4" table:style-name="ce24"/>
                <table:covered-table-cell/>
                <table:covered-table-cell table:style-name="ce19"/>
                <table:covered-table-cell table:number-columns-repeated="991"/>
              </table:table-row>
              <table:table-row table:style-name="ro3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get_document_type(line.invoice_id.purchase_id and line.invoice_id.purchase_id.po_document_type) or ''" xlink:type="simple">document type</text:a></text:p>
                </table:table-cell>
                <table:table-cell office:value-type="string">
                  <text:p><text:a xlink:href="python://line.invoice_id.name or ''" xlink:type="simple">name</text:a></text:p>
                </table:table-cell>
                <table:table-cell office:value-type="string">
                  <text:p><text:a xlink:href="python://convert_date(line.invoice_id and line.invoice_id.bill_date or '') or ''" xlink:type="simple">bill date</text:a></text:p>
                </table:table-cell>
                <table:table-cell office:value-type="string">
                  <text:p><text:a xlink:href="python://line.invoice_id.partner_id and line.invoice_id.partner_id.name or ''" xlink:type="simple">sup name</text:a></text:p>
                </table:table-cell>
                <table:table-cell office:value-type="string">
                  <text:p><text:a xlink:href="python://line.invoice_id.partner_id and line.invoice_id.partner_id.vendor_type or ''" xlink:type="simple">sup type</text:a></text:p>
                </table:table-cell>
                <table:table-cell office:value-type="string">
                  <text:p><text:a xlink:href="python://line.invoice_id.partner_id and line.invoice_id.partner_id.ecc or ''" xlink:type="simple">ecc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(line.quantity*line.price_unit) or 0" xlink:type="simple">value</text:a></text:p>
                </table:table-cell>
                <table:table-cell office:value-type="string">
                  <text:p><text:a xlink:href="python://line.invoice_id.excise_duty or ''" xlink:type="simple">ed amount</text:a></text:p>
                </table:table-cell>
                <table:table-cell office:value-type="string">
                  <text:p><text:a xlink:href="python://line.product_id and line.product_id.tpt_description or ''" xlink:type="simple">product description</text:a></text:p>
                </table:table-cell>
                <table:table-cell office:value-type="string">
                  <text:p><text:a xlink:href="python://line.product_id and line.product_id.chapter or ''" xlink:type="simple">chapter</text:a></text:p>
                </table:table-cell>
                <table:table-cell office:value-type="string">
                  <text:p><text:a xlink:href="python://line.quantity or 0" xlink:type="simple">product description</text:a></text:p>
                </table:table-cell>
                <table:table-cell office:value-type="string">
                  <text:p><text:a xlink:href="python://line.uos_id and line.uos_id.name or ''" xlink:type="simple">uos</text:a></text:p>
                </table:table-cell>
                <table:table-cell table:number-columns-repeated="1010"/>
              </table:table-row>
              <table:table-row table:style-name="ro3">
                <table:table-cell table:style-name="ce4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10"/>
                <table:covered-table-cell table:number-columns-repeated="6"/>
                <table:covered-table-cell table:style-name="ce10"/>
                <table:covered-table-cell table:number-columns-repeated="11"/>
                <table:covered-table-cell table:style-name="ce16"/>
                <table:covered-table-cell/>
                <table:covered-table-cell table:number-columns-repeated="2" table:style-name="ce19"/>
                <table:covered-table-cell table:style-name="ce24"/>
                <table:covered-table-cell table:style-name="ce19"/>
                <table:covered-table-cell table:number-columns-repeated="4" table:style-name="ce24"/>
                <table:covered-table-cell/>
                <table:covered-table-cell table:style-name="ce19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10"/>
                <table:table-cell table:number-columns-repeated="6"/>
                <table:table-cell table:style-name="ce10"/>
                <table:table-cell table:number-columns-repeated="11"/>
                <table:table-cell table:style-name="ce16"/>
                <table:table-cell/>
                <table:table-cell table:style-name="ce19" table:number-columns-repeated="2"/>
                <table:table-cell table:style-name="ce24" table:number-columns-repeated="6"/>
                <table:table-cell/>
                <table:table-cell table:style-name="ce19"/>
                <table:table-cell table:number-columns-repeated="991"/>
              </table:table-row>
              <table:table-row table:style-name="ro2">
                <table:table-cell table:style-name="ce6" table:number-columns-repeated="2"/>
                <table:table-cell table:style-name="ce11"/>
                <table:table-cell/>
                <table:table-cell table:style-name="ce6" table:number-columns-repeated="5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1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4"/>
                <table:table-cell table:style-name="ce20" table:number-columns-repeated="2"/>
                <table:table-cell table:style-name="ce2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7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9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7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7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2"/>
                <table:table-cell table:style-name="ce20"/>
                <table:table-cell table:style-name="ce22" table:number-columns-repeated="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7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/>
                <table:table-cell table:style-name="ce20"/>
                <table:table-cell table:style-name="ce22" table:number-columns-repeated="4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7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2"/>
                <table:table-cell table:style-name="ce22" table:number-columns-repeated="6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 table:number-columns-repeated="3"/>
                <table:table-cell table:style-name="ce22" table:number-columns-repeated="5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</table:table-row-group>
            <table:table-row table:style-name="ro2">
              <table:table-cell table:style-name="ce7" table:number-columns-repeated="21"/>
              <table:table-cell table:style-name="ce18"/>
              <table:table-cell table:style-name="ce7"/>
              <table:table-cell table:style-name="ce21" table:number-columns-repeated="4"/>
              <table:table-cell table:style-name="ce23"/>
              <table:table-cell table:style-name="ce21" table:number-columns-repeated="2"/>
              <table:table-cell table:style-name="ce23"/>
              <table:table-cell table:style-name="ce7"/>
              <table:table-cell table:style-name="ce21"/>
              <table:table-cell table:style-name="ce7"/>
              <table:table-cell table:style-name="ce27" table:number-columns-repeated="990"/>
            </table:table-row>
          </table:table-row-group>
          <table:table-row table:style-name="ro2">
            <table:table-cell table:style-name="ce7" table:number-columns-repeated="21"/>
            <table:table-cell table:style-name="ce18"/>
            <table:table-cell table:style-name="ce7"/>
            <table:table-cell table:style-name="ce21" table:number-columns-repeated="4"/>
            <table:table-cell table:style-name="ce23"/>
            <table:table-cell table:style-name="ce21" table:number-columns-repeated="2"/>
            <table:table-cell table:style-name="ce23"/>
            <table:table-cell table:style-name="ce7"/>
            <table:table-cell table:style-name="ce21"/>
            <table:table-cell table:style-name="ce7"/>
            <table:table-cell table:style-name="ce27" table:number-columns-repeated="990"/>
          </table:table-row>
          <table:table-row-group>
            <table:table-row-group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4"/>
                <table:table-cell table:style-name="ce20" table:number-columns-repeated="2"/>
                <table:table-cell table:style-name="ce2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7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4"/>
                <table:table-cell table:style-name="ce20" table:number-columns-repeated="2"/>
                <table:table-cell table:style-name="ce2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7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7"/>
                <table:table-cell table:style-name="ce6"/>
                <table:table-cell table:style-name="ce20"/>
                <table:table-cell table:style-name="ce22" table:number-columns-repeated="4"/>
                <table:table-cell table:style-name="ce20" table:number-columns-repeated="2"/>
                <table:table-cell table:style-name="ce22"/>
                <table:table-cell table:style-name="ce6"/>
                <table:table-cell table:style-name="ce20"/>
                <table:table-cell table:style-name="ce6"/>
                <table:table-cell table:style-name="ce27" table:number-columns-repeated="990"/>
              </table:table-row>
            </table:table-row-group>
            <table:table-row table:style-name="ro2">
              <table:table-cell table:style-name="ce7" table:number-columns-repeated="21"/>
              <table:table-cell table:style-name="ce18"/>
              <table:table-cell table:style-name="ce7"/>
              <table:table-cell table:style-name="ce21"/>
              <table:table-cell table:style-name="ce23" table:number-columns-repeated="4"/>
              <table:table-cell table:style-name="ce21" table:number-columns-repeated="2"/>
              <table:table-cell table:style-name="ce23"/>
              <table:table-cell table:style-name="ce7"/>
              <table:table-cell table:style-name="ce21"/>
              <table:table-cell table:style-name="ce7"/>
              <table:table-cell table:style-name="ce27" table:number-columns-repeated="990"/>
            </table:table-row>
          </table:table-row-group>
          <table:table-row table:style-name="ro2">
            <table:table-cell table:style-name="ce7" table:number-columns-repeated="21"/>
            <table:table-cell table:style-name="ce18"/>
            <table:table-cell table:style-name="ce7"/>
            <table:table-cell table:style-name="ce21"/>
            <table:table-cell table:style-name="ce23" table:number-columns-repeated="4"/>
            <table:table-cell table:style-name="ce21" table:number-columns-repeated="2"/>
            <table:table-cell table:style-name="ce23"/>
            <table:table-cell table:style-name="ce7"/>
            <table:table-cell table:style-name="ce21"/>
            <table:table-cell table:style-name="ce7"/>
            <table:table-cell table:style-name="ce27" table:number-columns-repeated="990"/>
          </table:table-row>
        </table:table-row-group>
        <table:table-row table:style-name="ro2">
          <table:table-cell table:style-name="ce7" table:number-columns-repeated="21"/>
          <table:table-cell table:style-name="ce18"/>
          <table:table-cell table:style-name="ce7"/>
          <table:table-cell table:style-name="ce21" table:number-columns-repeated="4"/>
          <table:table-cell table:style-name="ce23"/>
          <table:table-cell table:style-name="ce21" table:number-columns-repeated="2"/>
          <table:table-cell table:style-name="ce23"/>
          <table:table-cell table:style-name="ce7"/>
          <table:table-cell table:style-name="ce21"/>
          <table:table-cell table:style-name="ce7"/>
          <table:table-cell table:style-name="ce27" table:number-columns-repeated="990"/>
        </table:table-row>
        <table:table-row table:style-name="ro2" table:number-rows-repeated="10482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30T19:03:55</dc:date>
    <meta:editing-cycles>128</meta:editing-cycles>
    <meta:generator>LibreOffice/3.5$Linux_x86 LibreOffice_project/350m1$Build-2</meta:generator>
    <meta:editing-duration>PT6H32M27S</meta:editing-duration>
    <meta:document-statistic meta:table-count="1" meta:cell-count="34" meta:object-count="0"/>
    <meta:template xlink:type="simple" xlink:actuate="onRequest" xlink:title="Normal.dotm" xlink:href=""/>
  </office:meta>
</office:document-meta>
</file>